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a" officeooo:paragraph-rsid="00114bb9"/>
    </style:style>
    <style:style style:name="P2" style:family="paragraph" style:parent-style-name="Standard">
      <style:text-properties officeooo:paragraph-rsid="00114bb9"/>
    </style:style>
    <style:style style:name="P3" style:family="paragraph" style:parent-style-name="Standard" style:master-page-name="Standard">
      <style:paragraph-properties style:page-number="auto"/>
      <style:text-properties officeooo:paragraph-rsid="00114bb9"/>
    </style:style>
    <style:style style:name="T1" style:family="text">
      <style:text-properties fo:color="#0000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eb aplikacija za naručivanje pacijenata</text:span></text:p>
      <text:p text:style-name="P1"/>
      <text:p text:style-name="P2"><text:span text:style-name="T1">Web application for ordering patients</text:span></text:p>
      <text:p text:style-name="P2"><text:span text:style-name="T1">ili</text:span></text:p>
      <text:p text:style-name="P2"><text:span text:style-name="T1">Web application for patients appointment booking</text:span></text:p>
      <text:p text:style-name="P1"/>
      <text:p text:style-name="P2"><text:span text:style-name="T1">U suvremenim zdravstvenim sustavima, procesi naručivanja pacijenata za preglede oslanjaju se na Web aplikacije čiji su korisnici pacijenti, liječnici opće medicine i liječnici specijalisti. Pacijentima aplikacija treba omogućiti uvid u termine za pregled te naručivanje za pregled. Liječnici opće prakse moraju moći izdavati uputnice, dok specijalistima sustav treba omogućiti pregled postojećih zahtjeva te dodjeljivanje termina za preglede. Također, poželjno je da se pacijentima automatski pošalje email s dodijeljenim terminom za pregled.</text:span></text:p>
      <text:p text:style-name="P2"><text:span text:style-name="T1">Vaš je zadatak da projektirate i implementirate Web aplikaciju i pripadnu bazu podataka. Za implementaciju ćete koristiti Spring tehnologiju i programski jezik Java. Aplikacija treba podržavati izvođenje svih navedenih funkcija. Statičke i dinamičke aspekte aplikacije trebate dokumentira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S</meta:editing-duration>
    <meta:editing-cycles>3</meta:editing-cycles>
    <meta:generator>LibreOffice/5.3.4.2$Windows_X86_64 LibreOffice_project/f82d347ccc0be322489bf7da61d7e4ad13fe2ff3</meta:generator>
    <dc:date>2018-03-07T23:21:34.806000000</dc:date>
    <meta:document-statistic meta:table-count="0" meta:image-count="0" meta:object-count="0" meta:page-count="1" meta:paragraph-count="6" meta:word-count="125" meta:character-count="961" meta:non-whitespace-character-count="842"/>
    <meta:user-defined meta:name="Info 1"/>
    <meta:user-defined meta:name="Info 2"/>
    <meta:user-defined meta:name="Info 3"/>
    <meta:user-defined meta:name="Info 4"/>
  </office:meta>
</office:document-meta>
</file>